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font-weight="bold" officeooo:rsid="001e33c9" officeooo:paragraph-rsid="001e33c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1.5pt" fo:font-weight="bold" officeooo:rsid="001e33c9" officeooo:paragraph-rsid="001e33c9" style:font-size-asian="11.5pt" style:font-weight-asian="bold" style:font-size-complex="11.5pt" style:font-weight-complex="bold"/>
    </style:style>
    <style:style style:name="P3" style:family="paragraph" style:parent-style-name="Standard">
      <style:paragraph-properties fo:text-align="justify" style:justify-single-word="false"/>
      <style:text-properties fo:font-size="11.5pt" fo:font-weight="bold" officeooo:rsid="002b1779" officeooo:paragraph-rsid="002b1779" style:font-size-asian="11.5pt" style:font-weight-asian="bold" style:font-size-complex="11.5pt" style:font-weight-complex="bold"/>
    </style:style>
    <style:style style:name="P4" style:family="paragraph" style:parent-style-name="Standard">
      <style:paragraph-properties fo:text-align="justify" style:justify-single-word="false"/>
      <style:text-properties fo:font-size="11.5pt" fo:font-weight="bold" officeooo:rsid="0022a4b7" officeooo:paragraph-rsid="0022a4b7" style:font-size-asian="11.5pt" style:font-weight-asian="bold" style:font-size-complex="11.5pt" style:font-weight-complex="bold"/>
    </style:style>
    <style:style style:name="P5" style:family="paragraph" style:parent-style-name="Standard">
      <style:paragraph-properties fo:text-align="justify" style:justify-single-word="false"/>
      <style:text-properties fo:font-size="11.5pt" fo:font-weight="bold" officeooo:rsid="002a4965" officeooo:paragraph-rsid="002a4965" style:font-size-asian="11.5pt" style:font-weight-asian="bold" style:font-size-complex="11.5pt" style:font-weight-complex="bold"/>
    </style:style>
    <style:style style:name="P6" style:family="paragraph" style:parent-style-name="Standard">
      <style:paragraph-properties fo:text-align="center" style:justify-single-word="false"/>
      <style:text-properties fo:font-size="11.5pt" fo:font-weight="bold" officeooo:rsid="002c4166" officeooo:paragraph-rsid="002de21d" style:font-size-asian="11.5pt" style:font-weight-asian="bold" style:font-size-complex="11.5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fo:font-size="11.5pt" fo:font-weight="bold" officeooo:rsid="0023dbcf" officeooo:paragraph-rsid="0023dbcf" style:font-size-asian="11.5pt" style:font-weight-asian="bold" style:font-size-complex="11.5pt" style:font-weight-complex="bold"/>
    </style:style>
    <style:style style:name="P8" style:family="paragraph" style:parent-style-name="Standard">
      <style:text-properties fo:font-size="11.5pt" officeooo:rsid="001e33c9" officeooo:paragraph-rsid="001e33c9" style:font-size-asian="11.5pt" style:font-size-complex="11.5pt"/>
    </style:style>
    <style:style style:name="P9" style:family="paragraph" style:parent-style-name="Standard">
      <style:paragraph-properties fo:text-align="justify" style:justify-single-word="false"/>
      <style:text-properties fo:font-size="11.5pt" officeooo:rsid="001e33c9" officeooo:paragraph-rsid="001e81cb" style:font-size-asian="11.5pt" style:font-size-complex="11.5pt"/>
    </style:style>
    <style:style style:name="P10" style:family="paragraph" style:parent-style-name="Standard">
      <style:paragraph-properties fo:text-align="justify" style:justify-single-word="false"/>
      <style:text-properties fo:font-size="11.5pt" officeooo:rsid="001e33c9" officeooo:paragraph-rsid="001e33c9" style:font-size-asian="11.5pt" style:font-size-complex="11.5pt"/>
    </style:style>
    <style:style style:name="P11" style:family="paragraph" style:parent-style-name="Standard">
      <style:paragraph-properties fo:text-align="justify" style:justify-single-word="false"/>
      <style:text-properties fo:font-size="11.5pt" officeooo:rsid="001e81cb" officeooo:paragraph-rsid="001e81cb" style:font-size-asian="11.5pt" style:font-size-complex="11.5pt"/>
    </style:style>
    <style:style style:name="P12" style:family="paragraph" style:parent-style-name="Standard">
      <style:paragraph-properties fo:text-align="justify" style:justify-single-word="false"/>
      <style:text-properties fo:font-size="11.5pt" officeooo:rsid="001fe485" officeooo:paragraph-rsid="001fe485" style:font-size-asian="11.5pt" style:font-size-complex="11.5pt"/>
    </style:style>
    <style:style style:name="P13" style:family="paragraph" style:parent-style-name="Standard">
      <style:paragraph-properties fo:text-align="justify" style:justify-single-word="false"/>
      <style:text-properties fo:font-size="11.5pt" officeooo:rsid="0028f5a0" officeooo:paragraph-rsid="0028f5a0" style:font-size-asian="11.5pt" style:font-size-complex="11.5pt"/>
    </style:style>
    <style:style style:name="P14" style:family="paragraph" style:parent-style-name="Standard">
      <style:paragraph-properties fo:margin-left="1.251cm" fo:margin-right="0cm" fo:text-align="justify" style:justify-single-word="false" fo:text-indent="0cm" style:auto-text-indent="false"/>
      <style:text-properties fo:font-size="11.5pt" officeooo:rsid="0028f5a0" officeooo:paragraph-rsid="0028f5a0" style:font-size-asian="11.5pt" style:font-size-complex="11.5pt"/>
    </style:style>
    <style:style style:name="P15" style:family="paragraph" style:parent-style-name="Standard">
      <style:paragraph-properties fo:text-align="justify" style:justify-single-word="false"/>
      <style:text-properties fo:font-size="11.5pt" officeooo:rsid="0029a266" officeooo:paragraph-rsid="002a4965" style:font-size-asian="11.5pt" style:font-size-complex="11.5pt"/>
    </style:style>
    <style:style style:name="P16" style:family="paragraph" style:parent-style-name="Standard">
      <style:paragraph-properties fo:margin-left="1.251cm" fo:margin-right="0cm" fo:text-align="justify" style:justify-single-word="false" fo:text-indent="0cm" style:auto-text-indent="false"/>
      <style:text-properties fo:font-size="11.5pt" officeooo:rsid="0029a266" officeooo:paragraph-rsid="002a1e33" style:font-size-asian="11.5pt" style:font-size-complex="11.5pt"/>
    </style:style>
    <style:style style:name="P17" style:family="paragraph" style:parent-style-name="Standard">
      <style:paragraph-properties fo:margin-left="1.251cm" fo:margin-right="0cm" fo:text-align="justify" style:justify-single-word="false" fo:text-indent="0cm" style:auto-text-indent="false"/>
      <style:text-properties fo:font-size="11.5pt" officeooo:rsid="0029a266" officeooo:paragraph-rsid="0029a266" style:font-size-asian="11.5pt" style:font-size-complex="11.5pt"/>
    </style:style>
    <style:style style:name="P18" style:family="paragraph" style:parent-style-name="Standard">
      <style:paragraph-properties fo:text-align="justify" style:justify-single-word="false"/>
      <style:text-properties fo:font-size="11.5pt" officeooo:rsid="002a4965" officeooo:paragraph-rsid="002a4965" style:font-size-asian="11.5pt" style:font-size-complex="11.5pt"/>
    </style:style>
    <style:style style:name="P19" style:family="paragraph" style:parent-style-name="Standard">
      <style:paragraph-properties fo:text-align="justify" style:justify-single-word="false"/>
      <style:text-properties fo:font-size="11.5pt" officeooo:rsid="002a4965" officeooo:paragraph-rsid="002c2dc0" style:font-size-asian="11.5pt" style:font-size-complex="11.5pt"/>
    </style:style>
    <style:style style:name="P20" style:family="paragraph" style:parent-style-name="Standard">
      <style:paragraph-properties fo:text-align="justify" style:justify-single-word="false"/>
      <style:text-properties fo:font-size="11.5pt" officeooo:rsid="002a4965" officeooo:paragraph-rsid="002a6856" style:font-size-asian="11.5pt" style:font-size-complex="11.5pt"/>
    </style:style>
    <style:style style:name="P21" style:family="paragraph" style:parent-style-name="Standard">
      <style:paragraph-properties fo:text-align="justify" style:justify-single-word="false"/>
      <style:text-properties fo:font-size="11.5pt" officeooo:rsid="002b1779" officeooo:paragraph-rsid="002b1779" style:font-size-asian="11.5pt" style:font-size-complex="11.5pt"/>
    </style:style>
    <style:style style:name="P22" style:family="paragraph" style:parent-style-name="Standard">
      <style:paragraph-properties fo:text-align="justify" style:justify-single-word="false"/>
      <style:text-properties fo:font-size="11.5pt" fo:font-style="italic" officeooo:rsid="001e81cb" officeooo:paragraph-rsid="001e81cb" style:font-size-asian="11.5pt" style:font-style-asian="italic" style:font-size-complex="11.5pt" style:font-style-complex="italic"/>
    </style:style>
    <style:style style:name="P23" style:family="paragraph" style:parent-style-name="Standard">
      <style:paragraph-properties fo:text-align="justify" style:justify-single-word="false"/>
      <style:text-properties fo:font-size="11.5pt" fo:font-weight="normal" officeooo:rsid="0022a4b7" officeooo:paragraph-rsid="0022a4b7" style:font-size-asian="11.5pt" style:font-weight-asian="normal" style:font-size-complex="11.5pt"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fo:font-size="11.5pt" fo:font-weight="normal" officeooo:rsid="0022a4b7" officeooo:paragraph-rsid="0022a4b7" style:font-size-asian="11.5pt" style:font-weight-asian="normal" style:font-size-complex="11.5pt"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fo:font-size="11.5pt" fo:font-weight="normal" officeooo:rsid="0023dbcf" officeooo:paragraph-rsid="0023dbcf" style:font-size-asian="11.5pt" style:font-weight-asian="normal" style:font-size-complex="11.5pt"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font-size="11.5pt" fo:font-style="normal" officeooo:rsid="0029a266" officeooo:paragraph-rsid="0029a266" style:font-size-asian="11.5pt" style:font-style-asian="normal" style:font-size-complex="11.5pt"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ize="11.5pt" fo:font-style="normal" fo:font-weight="normal" officeooo:rsid="0025a4ac" officeooo:paragraph-rsid="0023dbcf" style:font-size-asian="11.5pt" style:font-style-asian="normal" style:font-weight-asian="normal" style:font-size-complex="11.5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fo:font-size="11.5pt" fo:font-style="normal" fo:font-weight="bold" officeooo:rsid="002b1779" officeooo:paragraph-rsid="0023dbcf" style:font-size-asian="11.5pt" style:font-style-asian="normal" style:font-weight-asian="bold" style:font-size-complex="11.5pt" style:font-style-complex="normal" style:font-weight-complex="bold"/>
    </style:style>
    <style:style style:name="P29" style:family="paragraph" style:parent-style-name="Footnote">
      <style:paragraph-properties fo:text-align="justify" style:justify-single-word="false"/>
      <style:text-properties officeooo:rsid="001e33c9" officeooo:paragraph-rsid="001e33c9"/>
    </style:style>
    <style:style style:name="P30" style:family="paragraph" style:parent-style-name="Footnote">
      <style:paragraph-properties fo:text-align="justify" style:justify-single-word="false"/>
      <style:text-properties officeooo:rsid="0023dbcf" officeooo:paragraph-rsid="0023dbcf"/>
    </style:style>
    <style:style style:name="P31" style:family="paragraph" style:parent-style-name="Footnote">
      <style:paragraph-properties fo:text-align="justify" style:justify-single-word="false"/>
    </style:style>
    <style:style style:name="P32" style:family="paragraph" style:parent-style-name="Footnote">
      <style:text-properties officeooo:rsid="0019d898" officeooo:paragraph-rsid="0019d898"/>
    </style:style>
    <style:style style:name="P33" style:family="paragraph" style:parent-style-name="Standard">
      <style:paragraph-properties fo:text-align="justify" style:justify-single-word="false"/>
      <style:text-properties fo:font-size="11.5pt" officeooo:rsid="001fe485" officeooo:paragraph-rsid="0037ad1e" style:font-size-asian="11.5pt" style:font-size-complex="11.5pt"/>
    </style:style>
    <style:style style:name="P34" style:family="paragraph" style:parent-style-name="Standard">
      <style:paragraph-properties fo:margin-left="0cm" fo:margin-right="0cm" fo:text-align="justify" style:justify-single-word="false" fo:text-indent="0cm" style:auto-text-indent="false"/>
      <style:text-properties fo:font-size="11.5pt" officeooo:paragraph-rsid="0037ad1e" style:font-size-asian="11.5pt" style:font-size-complex="11.5pt"/>
    </style:style>
    <style:style style:name="P35" style:family="paragraph" style:parent-style-name="Standard">
      <style:paragraph-properties fo:text-align="justify" style:justify-single-word="false"/>
      <style:text-properties fo:font-size="11.5pt" officeooo:rsid="002a4965" officeooo:paragraph-rsid="0038b543" style:font-size-asian="11.5pt" style:font-size-complex="11.5pt"/>
    </style:style>
    <style:style style:name="P36" style:family="paragraph" style:parent-style-name="Standard" style:list-style-name="L1">
      <style:paragraph-properties fo:text-align="justify" style:justify-single-word="false"/>
      <style:text-properties officeooo:paragraph-rsid="0038b543"/>
    </style:style>
    <style:style style:name="T1" style:family="text">
      <style:text-properties fo:font-style="italic" style:font-style-asian="italic" style:font-style-complex="italic"/>
    </style:style>
    <style:style style:name="T2" style:family="text">
      <style:text-properties fo:font-style="italic" officeooo:rsid="0029a266" style:font-style-asian="italic" style:font-style-complex="italic"/>
    </style:style>
    <style:style style:name="T3" style:family="text">
      <style:text-properties fo:font-style="italic" officeooo:rsid="002a1e33" style:font-style-asian="italic" style:font-style-complex="italic"/>
    </style:style>
    <style:style style:name="T4" style:family="text">
      <style:text-properties fo:font-style="italic" officeooo:rsid="0030616f"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141d2" style:font-weight-asian="bold" style:font-weight-complex="bold"/>
    </style:style>
    <style:style style:name="T7" style:family="text">
      <style:text-properties fo:font-weight="bold" officeooo:rsid="002a1e33" style:font-weight-asian="bold" style:font-weight-complex="bold"/>
    </style:style>
    <style:style style:name="T8" style:family="text">
      <style:text-properties fo:font-weight="bold" officeooo:rsid="002a6856" style:font-weight-asian="bold" style:font-weight-complex="bold"/>
    </style:style>
    <style:style style:name="T9" style:family="text">
      <style:text-properties fo:font-weight="bold" officeooo:rsid="002c2dc0" style:font-weight-asian="bold" style:font-weight-complex="bold"/>
    </style:style>
    <style:style style:name="T10" style:family="text">
      <style:text-properties fo:font-weight="bold" officeooo:rsid="002c4166" style:font-weight-asian="bold" style:font-weight-complex="bold"/>
    </style:style>
    <style:style style:name="T11" style:family="text">
      <style:text-properties fo:font-weight="bold" officeooo:rsid="0019d898" style:font-weight-asian="bold" style:font-weight-complex="bold"/>
    </style:style>
    <style:style style:name="T12" style:family="text">
      <style:text-properties officeooo:rsid="001e81cb"/>
    </style:style>
    <style:style style:name="T13" style:family="text">
      <style:text-properties style:text-underline-style="solid" style:text-underline-width="auto" style:text-underline-color="font-color"/>
    </style:style>
    <style:style style:name="T14" style:family="text">
      <style:text-properties officeooo:rsid="002141d2"/>
    </style:style>
    <style:style style:name="T15" style:family="text">
      <style:text-properties officeooo:rsid="0022a4b7"/>
    </style:style>
    <style:style style:name="T16" style:family="text">
      <style:text-properties fo:font-style="normal" style:font-style-asian="normal" style:font-style-complex="normal"/>
    </style:style>
    <style:style style:name="T17" style:family="text">
      <style:text-properties fo:font-style="normal" officeooo:rsid="0023dbcf" style:font-style-asian="normal" style:font-style-complex="normal"/>
    </style:style>
    <style:style style:name="T18" style:family="text">
      <style:text-properties fo:font-style="normal" officeooo:rsid="0025a4ac" style:font-style-asian="normal" style:font-style-complex="normal"/>
    </style:style>
    <style:style style:name="T19" style:family="text">
      <style:text-properties fo:font-style="normal" officeooo:rsid="0029a266" style:font-style-asian="normal" style:font-style-complex="normal"/>
    </style:style>
    <style:style style:name="T20" style:family="text">
      <style:text-properties fo:font-style="normal" officeooo:rsid="002a1e33" style:font-style-asian="normal" style:font-style-complex="normal"/>
    </style:style>
    <style:style style:name="T21" style:family="text">
      <style:text-properties fo:font-style="normal" officeooo:rsid="002a4965" style:font-style-asian="normal" style:font-style-complex="normal"/>
    </style:style>
    <style:style style:name="T22" style:family="text">
      <style:text-properties fo:font-style="normal" officeooo:rsid="002b1779" style:font-style-asian="normal" style:font-style-complex="normal"/>
    </style:style>
    <style:style style:name="T23" style:family="text">
      <style:text-properties fo:font-style="normal" officeooo:rsid="0030616f" style:font-style-asian="normal" style:font-style-complex="normal"/>
    </style:style>
    <style:style style:name="T24" style:family="text">
      <style:text-properties fo:font-style="normal" officeooo:rsid="00328b8e" style:font-style-asian="normal" style:font-style-complex="normal"/>
    </style:style>
    <style:style style:name="T25" style:family="text">
      <style:text-properties fo:font-style="normal" officeooo:rsid="0032e6fe" style:font-style-asian="normal" style:font-style-complex="normal"/>
    </style:style>
    <style:style style:name="T26" style:family="text">
      <style:text-properties fo:font-style="normal" fo:font-weight="bold" officeooo:rsid="0023dbcf" style:font-style-asian="normal" style:font-weight-asian="bold" style:font-style-complex="normal" style:font-weight-complex="bold"/>
    </style:style>
    <style:style style:name="T27" style:family="text">
      <style:text-properties fo:font-style="normal" fo:font-weight="bold" officeooo:rsid="0025a4ac" style:font-style-asian="normal" style:font-weight-asian="bold" style:font-style-complex="normal" style:font-weight-complex="bold"/>
    </style:style>
    <style:style style:name="T28" style:family="text">
      <style:text-properties fo:font-style="normal" fo:font-weight="bold" officeooo:rsid="00288377" style:font-style-asian="normal" style:font-weight-asian="bold" style:font-style-complex="normal" style:font-weight-complex="bold"/>
    </style:style>
    <style:style style:name="T29" style:family="text">
      <style:text-properties fo:font-style="normal" fo:font-weight="normal" officeooo:rsid="00288377" style:font-style-asian="normal" style:font-weight-asian="normal" style:font-style-complex="normal" style:font-weight-complex="normal"/>
    </style:style>
    <style:style style:name="T30" style:family="text">
      <style:text-properties fo:font-style="normal" fo:font-weight="normal" officeooo:rsid="0028f5a0" style:font-style-asian="normal" style:font-weight-asian="normal" style:font-style-complex="normal" style:font-weight-complex="normal"/>
    </style:style>
    <style:style style:name="T31" style:family="text">
      <style:text-properties fo:font-style="normal" fo:font-weight="normal" officeooo:rsid="0029a266" style:font-style-asian="normal" style:font-weight-asian="normal" style:font-style-complex="normal" style:font-weight-complex="normal"/>
    </style:style>
    <style:style style:name="T32" style:family="text">
      <style:text-properties fo:font-style="normal" fo:font-weight="normal" officeooo:rsid="0019d898"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officeooo:rsid="0025a4ac"/>
    </style:style>
    <style:style style:name="T35" style:family="text">
      <style:text-properties officeooo:rsid="00288377"/>
    </style:style>
    <style:style style:name="T36" style:family="text">
      <style:text-properties officeooo:rsid="0029a266"/>
    </style:style>
    <style:style style:name="T37" style:family="text">
      <style:text-properties officeooo:rsid="002a1e33"/>
    </style:style>
    <style:style style:name="T38" style:family="text">
      <style:text-properties officeooo:rsid="002a6856"/>
    </style:style>
    <style:style style:name="T39" style:family="text">
      <style:text-properties officeooo:rsid="002b1779"/>
    </style:style>
    <style:style style:name="T40" style:family="text">
      <style:text-properties officeooo:rsid="002c2dc0"/>
    </style:style>
    <style:style style:name="T41" style:family="text">
      <style:text-properties officeooo:rsid="002c4166"/>
    </style:style>
    <style:style style:name="T42" style:family="text">
      <style:text-properties fo:font-weight="normal" officeooo:rsid="002c4166" style:font-weight-asian="normal" style:font-weight-complex="normal"/>
    </style:style>
    <style:style style:name="T43" style:family="text">
      <style:text-properties fo:font-weight="normal" officeooo:rsid="002a6856" style:font-weight-asian="normal" style:font-weight-complex="normal"/>
    </style:style>
    <style:style style:name="T44" style:family="text">
      <style:text-properties fo:font-weight="normal" officeooo:rsid="0019d898" style:font-weight-asian="normal" style:font-weight-complex="normal"/>
    </style:style>
    <style:style style:name="T45" style:family="text">
      <style:text-properties officeooo:rsid="0030616f"/>
    </style:style>
    <style:style style:name="T46" style:family="text">
      <style:text-properties officeooo:rsid="00328b8e"/>
    </style:style>
    <style:style style:name="T47" style:family="text">
      <style:text-properties officeooo:rsid="00358a41"/>
    </style:style>
    <style:style style:name="T48" style:family="text">
      <style:text-properties fo:font-size="11.5pt" officeooo:rsid="002a6856" style:font-size-asian="11.5pt" style:font-size-complex="11.5pt"/>
    </style:style>
    <style:style style:name="T49" style:family="text">
      <style:text-properties fo:font-size="11.5pt" officeooo:rsid="0039d888" style:font-size-asian="11.5pt" style:font-size-complex="11.5pt"/>
    </style:style>
    <style:style style:name="T50" style:family="text">
      <style:text-properties fo:font-size="11.5pt" fo:font-weight="bold" officeooo:rsid="002a6856" style:font-size-asian="11.5pt" style:font-weight-asian="bold" style:font-size-complex="11.5pt" style:font-weight-complex="bold"/>
    </style:style>
    <style:style style:name="T51" style:family="text">
      <style:text-properties fo:font-size="11.5pt" fo:font-weight="normal" officeooo:rsid="002a6856" style:font-size-asian="11.5pt" style:font-weight-asian="normal" style:font-size-complex="11.5pt" style:font-weight-complex="normal"/>
    </style:style>
    <style:style style:name="T52" style:family="text">
      <style:text-properties officeooo:rsid="0038b5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osophie, <text:span text:style-name="T35">sophistique</text:span> et rhétorique</text:p>
      <text:p text:style-name="P8"/>
      <text:p text:style-name="P8"/>
      <text:p text:style-name="P9">La <text:span text:style-name="T5">philosophie</text:span> (du grec <text:span text:style-name="T1">philein</text:span>, aimer, et <text:span text:style-name="T1">sophia</text:span>, l<text:span text:style-name="T36">a</text:span> sagesse) est une forme de réflexion rationnelle et d’interrogation critique<text:note text:id="ftn1" text:note-class="footnote"><text:note-citation>1</text:note-citation><text:note-body><text:p text:style-name="P29">Une pensée « critique » est une pensée qui procède par le doute et la remise en question. La pensée critique s’oppose à la pensée « dogmatique », qui affirme des vérités sans pour autant chercher à les démontrer. </text:p></text:note-body></text:note> née dans la Grèce du Vè siècle avant J.-C., <text:span text:style-name="T15">et plus particulièrement à Athènes.</text:span></text:p>
      <text:p text:style-name="P9"/>
      <table:table table:name="Tableau1" table:style-name="Tableau1">
        <table:table-column table:style-name="Tableau1.A"/>
        <table:table-row>
          <table:table-cell table:style-name="Tableau1.A1" office:value-type="string">
            <text:p text:style-name="P22"><text:span text:style-name="T13">Info :</text:span> Avant le Vè siècle, il existait déjà des penseurs qui s’interrogeaient sur la nature, et ceux-ci étaient souvent en même temps des mathématiciens, des « physiciens » : on les appelle les « <text:span text:style-name="T5">présocratiques »</text:span><text:span text:style-name="T5"><text:note text:id="ftn2" text:note-class="footnote"><text:note-citation>2</text:note-citation><text:note-body><text:p text:style-name="Footnote"><text:span text:style-name="T12">P</text:span>arce qu’ils ont vécu avant Socrate, qui marque le véritable début de la philosophie !</text:p></text:note-body></text:note></text:span>. Vous connaissez quelques-uns de leurs noms : Thalès, Pythagore… Pourtant, on ne peut pas encore tout à fait parler de « philosophes » <text:span text:style-name="T45">au sens moderne</text:span> !</text:p>
          </table:table-cell>
        </table:table-row>
      </table:table>
      <text:p text:style-name="P11"/>
      <text:p text:style-name="P3">I. <text:span text:style-name="T52">Rappels : </text:span>Athènes au Vè siècle</text:p>
      <text:p text:style-name="P2"><text:tab/><text:span text:style-name="T39">a. </text:span>Le contexte historique</text:p>
      <text:p text:style-name="P12"/>
      <text:p text:style-name="P33">- A l’époque, la Grèce n’est pas un pays unifié <text:span text:style-name="T14">politiquement et juridiquement comme elle l’est aujourd’hui</text:span>. Elle est en fait composé <text:span text:style-name="T14">de quelques</text:span> « <text:span text:style-name="T5">cité</text:span><text:span text:style-name="T7">s</text:span><text:span text:style-name="T5">-Etats</text:span> » <text:span text:style-name="T14">(en premier lieu </text:span><text:span text:style-name="T6">Athènes</text:span><text:span text:style-name="T14"> et </text:span><text:span text:style-name="T6">Sparte</text:span><text:span text:style-name="T14">), qui ont leurs propres lois et leur propre gouvernement ; diverses </text:span><text:span text:style-name="T6">colonies </text:span><text:span text:style-name="T11">grecques </text:span><text:span text:style-name="T44">s’établissent</text:span><text:span text:style-name="T14">, dont les plus importantes sont situées dans les îles et sur les côtes de la mer Méditerranée.</text:span></text:p>
      <text:p text:style-name="P12"/>
      <text:p text:style-name="P33">- <text:span text:style-name="T14">Le Vè siècle représente l’apogée de la puissance d’Athènes, qui dispose d’une impressionnante puissance militaire, économique et diplomatique. Ce siècle est au cœur du « </text:span><text:span text:style-name="T6">miracle grec</text:span><text:span text:style-name="T14"> »</text:span><text:span text:style-name="T14"><text:note text:id="ftn0" text:note-class="footnote"><text:note-citation>3</text:note-citation><text:note-body><text:p text:style-name="P32">On doit l’expression à l’écrivain Ernest Renan (<text:span text:style-name="T1">Souvenirs d'enfance et de jeunesse</text:span>, 1883)</text:p></text:note-body></text:note></text:span><text:span text:style-name="T14">, c’est-à-dire de l’extraordinaire inventivité intellectuelle de l’époque : invention de la mathématique, de la philosophie, de la démocratie, et brillantes innovations artistiques.</text:span></text:p>
      <text:p text:style-name="P12"/>
      <text:p text:style-name="P12">- <text:span text:style-name="T15">P</text:span>oussé<text:span text:style-name="T15">e</text:span> par son ambition, la Grèce se heurte<text:span text:style-name="T15">ra à la fin du Vè siècle</text:span> à la rivalité de Sparte et de ses alliés. La <text:span text:style-name="T5">guerre du Péloponnèse</text:span> <text:span text:style-name="T15">(de </text:span>-431 <text:span text:style-name="T15">à </text:span>-404<text:span text:style-name="T15">) se termine</text:span> par la capitulation d’Athènes et <text:span text:style-name="T47">le</text:span> démantèlement de son empire. Athènes ne retrouvera jamais sa gloire passée.</text:p>
      <text:p text:style-name="P10"/>
      <text:p text:style-name="P4"><text:tab/><text:span text:style-name="T39">b. </text:span>Le contexte <text:span text:style-name="T34">institutionnel</text:span></text:p>
      <text:p text:style-name="P4"/>
      <text:p text:style-name="P23">Athènes est une <text:span text:style-name="T5">démocratie</text:span> (de <text:span text:style-name="T1">demos</text:span><text:span text:style-name="T16">, <text:s/>le peuple, et </text:span><text:span text:style-name="T1">kratos</text:span><text:span text:style-name="T16">, le pouvoir). </text:span><text:span text:style-name="T23">En</text:span><text:span text:style-name="T17"> fait, la participation à la vie politique était plutôt réservée aux Athéniens riches, mais au milieu du Vè siècle Périclès met en place une indemnité journalière qui permet au citoyens les plus pauvres et les plus éloignés du centre-ville de participer aux débats et aux décisions : </text:span><text:span text:style-name="T18">on s’approche alors d’une véritable démocratie</text:span><text:span text:style-name="T17"><text:note text:id="ftn3" text:note-class="footnote"><text:note-citation>4</text:note-citation><text:note-body><text:p text:style-name="P30"><text:span text:style-name="T34">Rappelons <text:s/>tout de même que l</text:span>es femmes, <text:span text:style-name="T34">l</text:span>es esclaves et <text:span text:style-name="T34">l</text:span>es « métèques » (étrangers) <text:span text:style-name="T34">en sont exclus</text:span>, ce qui relativise la portée de la démocratie athénienne !</text:p></text:note-body></text:note></text:span><text:span text:style-name="T17">.</text:span></text:p>
      <text:p text:style-name="P24"><text:span text:style-name="T17">- L</text:span><text:span text:style-name="T18">a</text:span><text:span text:style-name="T17"> principale institution </text:span><text:span text:style-name="T27">politique</text:span><text:span text:style-name="T18"> (qui décide des lois)</text:span><text:span text:style-name="T17"> </text:span><text:span text:style-name="T18">est l</text:span><text:span text:style-name="T17">’</text:span><text:span text:style-name="T26">Ecclésia</text:span><text:span text:style-name="T17">, l’assemblée de tous les citoyens. N’importe </text:span><text:span text:style-name="T18">qui</text:span><text:span text:style-name="T17"> peut </text:span><text:span text:style-name="T18">y </text:span><text:span text:style-name="T17">prendre la parole.</text:span></text:p>
      <text:p text:style-name="P25"><text:span text:style-name="T16">- </text:span><text:span text:style-name="T18">La principale institution </text:span><text:span text:style-name="T27">juridique</text:span><text:span text:style-name="T18"> (qui décide de la culpabilité ou de l’innocence des citoyens) est l’</text:span><text:span text:style-name="T27">Héliée</text:span><text:span text:style-name="T18">. Les jurés sont tirés au sort parmi l’ensemble des citoyens.</text:span></text:p>
      <text:p text:style-name="P27"/>
      <text:p text:style-name="P7"><text:span text:style-name="T18"><text:tab/></text:span><text:span text:style-name="T22">c. La place de la parole</text:span></text:p>
      <text:p text:style-name="P28"/>
      <text:p text:style-name="P34"><text:span text:style-name="T29">Dans ce contexte démocratique, la </text:span><text:span text:style-name="T28">parole</text:span><text:span text:style-name="T29"> </text:span><text:span text:style-name="T30">acquiert un immense</text:span><text:span text:style-name="T29"> </text:span><text:span text:style-name="T28">pouvoir </text:span><text:span text:style-name="T29">: </text:span><text:span text:style-name="T30">p</text:span><text:span text:style-name="T29">our obtenir l</text:span><text:span text:style-name="T32">a direction des affaires militaires (stratège)</text:span><text:span text:style-name="T29">, vous devez être élu par </text:span><text:span text:style-name="T30">l’Ecclésia</text:span><text:span text:style-name="T29">. </text:span><text:span text:style-name="T32">Les lois y sont votées dans des débats animés.</text:span><text:span text:style-name="T29"> Pour ne pas ê</text:span><text:span text:style-name="T30">tre condamné par la justice, vous devez être acquitté par l’Héliée. Dans </text:span><text:span text:style-name="T32">tous les </text:span><text:span text:style-name="T30"><text:s/>cas, il s’agit de convaincre une assemblée de citoyens grâce à </text:span><text:span text:style-name="T31">vos</text:span><text:span text:style-name="T30"> discours.</text:span></text:p>
      <text:p text:style-name="P10"/>
      <text:p text:style-name="P13">Par conséquent, dans l’Athènes du Vè siècle, les véritables maîtres du pouvoir sont les maîtres de la parole. <text:span text:style-name="T36">C’est pourquoi à cette époque</text:span> les experts de la parole jouiront d’un très grand prestige.</text:p>
      <text:p text:style-name="P13"><text:soft-page-break/></text:p>
      <text:p text:style-name="P13">On peut distinguer deux types de maîtres de la parole au Vè siècle :</text:p>
      <text:p text:style-name="P14">- <text:span text:style-name="T37">Les </text:span><text:span text:style-name="T7">rhéteurs</text:span><text:span text:style-name="T37"> sont les experts de l’éloquence. Ils sont maîtres dans l’art de créer des discours efficaces, pour émouvoir, convaincre et plaire. Il faut différencier le </text:span><text:span text:style-name="T3">rhéteur</text:span><text:span text:style-name="T37"> de l’</text:span><text:span text:style-name="T3">orateur</text:span><text:span text:style-name="T37">, ce dernier étant celui qui </text:span><text:span text:style-name="T4">prononce</text:span><text:span text:style-name="T23"> le discours : ainsi, Isocrate compos</text:span><text:span text:style-name="T24">e</text:span><text:span text:style-name="T23"> des discours pour les autres, mais ne les </text:span><text:span text:style-name="T25">prononce</text:span><text:span text:style-name="T23"> pas lui-même</text:span><text:span text:style-name="T23"><text:note text:id="ftn4" text:note-class="footnote"><text:note-citation>5</text:note-citation><text:note-body><text:p text:style-name="P31"><text:span text:style-name="T45">C</text:span>omme à Athènes il n’exist<text:span text:style-name="T46">e</text:span> pas d’avocats et que chacun <text:span text:style-name="T45">doit</text:span> plaider sa propre cause, les plaideurs p<text:span text:style-name="T46">eu</text:span>v<text:span text:style-name="T45">e</text:span>nt se payer les services de « logographes » <text:span text:style-name="T45">comme Isocrate</text:span>, qui composent leurs propres discours.</text:p></text:note-body></text:note></text:span><text:span text:style-name="T23">. </text:span></text:p>
      <text:p text:style-name="P16"><text:span text:style-name="T13">Quelques grands rhéteurs :</text:span> Isocrate, Longin</text:p>
      <text:p text:style-name="P16"/>
      <text:p text:style-name="P14">- Les <text:span text:style-name="T5">sophistes</text:span> <text:span text:style-name="T36">(« spécialistes du savoir », formé à partir de </text:span><text:span text:style-name="T2">sophia</text:span><text:span text:style-name="T19">, sagesse/savoir) sont de grands intellectuels </text:span><text:span text:style-name="T20">grecs</text:span><text:span text:style-name="T19">, qui voyagent de cité en cité pour vendre leur enseignement. </text:span><text:span text:style-name="T20">Les sophistes sont des rhéteurs, mais sont d’abord des enseignants itinérants, </text:span><text:span text:style-name="T21">qui excellent dans les débats et les démonstrations de virtuosité</text:span><text:span text:style-name="T20">. </text:span><text:span text:style-name="T24">Les premiers sophistes sont impliqués dans la vie politique : ainsi Protagoras rédige la constitution d’une colonie grecque. Les sophistes plus tardifs comme Gorgias se rapprochent davantage de simples rhéteurs.</text:span></text:p>
      <text:p text:style-name="P17"><text:span text:style-name="T33">Quelques grands sophistes :</text:span><text:span text:style-name="T16"> Protagoras, Gorgias</text:span></text:p>
      <text:p text:style-name="P26"/>
      <text:p text:style-name="P15">Même si on peut les distinguer, <text:span text:style-name="T5">en pratique les sophistes et les rhéteurs sont souvent confondus ensemble</text:span>, dans la mesure où ils se caracté<text:span text:style-name="T37">risent d’abord par un même rapport à la parole. Ce que visent rhéteurs et sophistes, c’est d’arriver à une </text:span><text:span text:style-name="T7">parole efficace</text:span><text:span text:style-name="T37">, persuasive, qui puisse facilement convaincre les auditeurs.</text:span></text:p>
      <text:p text:style-name="P15"/>
      <text:p text:style-name="P5"><text:span text:style-name="T39">II. </text:span>Naissance de la philosophie</text:p>
      <text:p text:style-name="P18"/>
      <text:p text:style-name="P35">C’est en opposition à cette conception de la parole que naît <text:span text:style-name="T38">véritablement </text:span>la philosophie avec <text:span text:style-name="T5">Socrate</text:span> (de -470 à -399).</text:p>
      <text:p text:style-name="P35">On sait mal qui était exactement Socrate, et ce qu’était exactement sa pensée, <text:span text:style-name="T52">mais on sait que</text:span> <text:span text:style-name="T52">l</text:span><text:span text:style-name="T38">a pratique de la parole socratique était l’exact inverse de la parole sophistique :</text:span></text:p>
      <text:list xml:id="list4031441751" text:style-name="L1">
        <text:list-item>
          <text:p text:style-name="P36"><text:span text:style-name="T49">L</text:span><text:span text:style-name="T48">es sophistes veulent</text:span><text:span text:style-name="T50"> produire des discours</text:span><text:span text:style-name="T48"> efficaces pour </text:span><text:span text:style-name="T50">persuader</text:span><text:span text:style-name="T48"> les auditeurs</text:span></text:p>
        </text:list-item>
        <text:list-item>
          <text:p text:style-name="P36"><text:span text:style-name="T48">Socrate veut </text:span><text:span text:style-name="T50">interroger son interlocuteur</text:span><text:span text:style-name="T48"> pour savoir, avec sa </text:span><text:span text:style-name="T50">coopération</text:span><text:span text:style-name="T51">,</text:span><text:span text:style-name="T48"> si ce qu’il dit est </text:span><text:span text:style-name="T50">vrai</text:span><text:span text:style-name="T48"> ou non.</text:span></text:p>
          <text:p text:style-name="P36"><text:span text:style-name="T48">→ Socrate privilégiera donc les interlocuteurs qui pensent détenir un savoir particulier (ceux qui pensent pouvoir expliquer ce qu’est le courage, la justice, la piété, l’amitié, etc.). Il s’agit alors, par un </text:span><text:span text:style-name="T50">questionnement progressif et méthodique</text:span><text:span text:style-name="T48"> - en utilisant des déductions et des distinctions fines - de mettre à l’épreuve nos certitudes, en inspectant la cohérence logique de ce que nous disons.</text:span></text:p>
          <text:p text:style-name="P36"><text:span text:style-name="T48"/></text:p>
        </text:list-item>
      </text:list>
      <text:p text:style-name="P19"><text:span text:style-name="T38">En rejetant nos fausses opinions et nos préjugés, il s’agit pour Socrate de </text:span><text:span text:style-name="T8">s’élever progressivement à la vérité</text:span><text:span text:style-name="T38"> – même s’il est rare qu’on y arrive tout à fait ! Contrairement aux sophistes qui se présentent comme des savants et des experts, Socrate n’a </text:span><text:span text:style-name="T40">ainsi </text:span><text:span text:style-name="T38">qu’une devise : « </text:span><text:span text:style-name="T8">je </text:span><text:span text:style-name="T9">ne</text:span><text:span text:style-name="T8"> sais </text:span><text:span text:style-name="T9">qu’une chose</text:span><text:span text:style-name="T8">, c’est que je ne sais rien</text:span><text:span text:style-name="T38"> ». C’est cette </text:span><text:span text:style-name="T39">capacité à critiquer</text:span><text:span text:style-name="T38"> </text:span><text:span text:style-name="T39">avec </text:span><text:span text:style-name="T38">rig</text:span><text:span text:style-name="T39">ueur</text:span><text:span text:style-name="T38"> nos propres opinions qui </text:span><text:span text:style-name="T39">définit l’exercice philosophique.</text:span></text:p>
      <text:p text:style-name="P20"/>
      <text:p text:style-name="P21">Cette démarche, qui implique de faire tomber le prestige des faux savants et des certitudes naïves, n’est pas sans dangers. Socrate le paiera de sa vie, puisqu’il sera condamné à mort par le tribunal populaire de l’Héliée pour avoir <text:span text:style-name="T46">ébranlé</text:span> l’ordre social par son doute et sa méfiance.</text:p>
      <text:p text:style-name="P21"/>
      <text:p text:style-name="P21">Socrate n’a rien écrit, mais <text:span text:style-name="T40">son souvenir sera précieusement conservé par son disciple </text:span><text:span text:style-name="T9">Platon </text:span><text:span text:style-name="T42">(de -428 à -348)</text:span><text:span text:style-name="T40">, qui le rencontre à vingt ans. Platon passera sa vie à rédiger des dialogues, dans lesquels il fera revivre le personnage de son ancien maître dans son rôle d’interrogateur ironique et malicieux. Platon lui-même aura comme élève </text:span><text:span text:style-name="T10">Aristote</text:span><text:span text:style-name="T41">, un autre philosophe très import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08T15:26:12.129000000</meta:creation-date>
    <dc:date>2023-03-02T22:52:52.183000000</dc:date>
    <meta:editing-duration>PT2H21M50S</meta:editing-duration>
    <meta:editing-cycles>12</meta:editing-cycles>
    <meta:generator>LibreOffice/7.4.4.2$Windows_X86_64 LibreOffice_project/85569322deea74ec9134968a29af2df5663baa21</meta:generator>
    <meta:document-statistic meta:table-count="1" meta:image-count="0" meta:object-count="0" meta:page-count="2" meta:paragraph-count="36" meta:word-count="1173" meta:character-count="7216" meta:non-whitespace-character-count="6073"/>
  </office:meta>
</office:document-meta>
</file>